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</style:style>
    <style:style style:name="T570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97425887BR</text:p>
        </text:list-item>
        <text:list-item>
          <text:p text:style-name="P305">AK235271741BR</text:p>
        </text:list-item>
        <text:list-item>
          <text:p text:style-name="P306">AK235121424BR</text:p>
        </text:list-item>
        <text:list-item>
          <text:p text:style-name="P307">AK235391568BR</text:p>
        </text:list-item>
        <text:list-item>
          <text:p text:style-name="P308">AK235057712BR</text:p>
        </text:list-item>
        <text:list-item>
          <text:p text:style-name="P309">AA196101536BR</text:p>
        </text:list-item>
        <text:list-item>
          <text:p text:style-name="P310">AA196867150BR</text:p>
        </text:list-item>
        <text:list-item>
          <text:p text:style-name="P311">AA196996551BR</text:p>
        </text:list-item>
        <text:list-item>
          <text:p text:style-name="P312">AK234661961BR</text:p>
        </text:list-item>
        <text:list-item>
          <text:p text:style-name="P313">AK234015375BR</text:p>
        </text:list-item>
        <text:list-item>
          <text:p text:style-name="P314">AA195749823BR</text:p>
        </text:list-item>
        <text:list-item>
          <text:p text:style-name="P315">AA197006103BR</text:p>
        </text:list-item>
        <text:list-item>
          <text:p text:style-name="P316">AA199340019BR</text:p>
        </text:list-item>
        <text:list-item>
          <text:p text:style-name="P317">AA199499627BR</text:p>
        </text:list-item>
        <text:list-item>
          <text:p text:style-name="P318">AK236443479BR</text:p>
        </text:list-item>
        <text:list-item>
          <text:p text:style-name="P319">AA197564291BR</text:p>
        </text:list-item>
        <text:list-item>
          <text:p text:style-name="P320">AK237598049BR</text:p>
        </text:list-item>
        <text:list-item>
          <text:p text:style-name="P321">AK237158784BR</text:p>
        </text:list-item>
        <text:list-item>
          <text:p text:style-name="P322">AK234867435BR</text:p>
        </text:list-item>
        <text:list-item>
          <text:p text:style-name="P323">AK236089504BR</text:p>
        </text:list-item>
        <text:list-item>
          <text:p text:style-name="P324">AK233805678BR</text:p>
        </text:list-item>
        <text:list-item>
          <text:p text:style-name="P325">AK233724078BR</text:p>
        </text:list-item>
        <text:list-item>
          <text:p text:style-name="P326">AK233644088BR</text:p>
        </text:list-item>
        <text:list-item>
          <text:p text:style-name="P327">AK235038599BR</text:p>
        </text:list-item>
        <text:list-item>
          <text:p text:style-name="P328">AK233601290BR</text:p>
        </text:list-item>
        <text:list-item>
          <text:p text:style-name="P329">AK233834405BR</text:p>
        </text:list-item>
        <text:list-item>
          <text:p text:style-name="P330">AA196437671BR</text:p>
        </text:list-item>
        <text:list-item>
          <text:p text:style-name="P331">AK234960135BR</text:p>
        </text:list-item>
        <text:list-item>
          <text:p text:style-name="P332">AK234282323BR</text:p>
        </text:list-item>
        <text:list-item>
          <text:p text:style-name="P333">AK236378381BR</text:p>
        </text:list-item>
        <text:list-item>
          <text:p text:style-name="P334">AA197320317BR</text:p>
        </text:list-item>
        <text:list-item>
          <text:p text:style-name="P335">AA196542649BR</text:p>
        </text:list-item>
        <text:list-item>
          <text:p text:style-name="P336">AK236306800BR</text:p>
        </text:list-item>
        <text:list-item>
          <text:p text:style-name="P337">AK237061079BR</text:p>
        </text:list-item>
        <text:list-item>
          <text:p text:style-name="P338">AA196543692BR</text:p>
        </text:list-item>
        <text:list-item>
          <text:p text:style-name="P339">AA199219579BR</text:p>
        </text:list-item>
        <text:list-item>
          <text:p text:style-name="P340">AA196223441BR</text:p>
        </text:list-item>
        <text:list-item>
          <text:p text:style-name="P341">AA199167837BR</text:p>
        </text:list-item>
        <text:list-item>
          <text:p text:style-name="P342">AK234619354BR</text:p>
        </text:list-item>
        <text:list-item>
          <text:p text:style-name="P343">AK237913854BR</text:p>
        </text:list-item>
        <text:list-item>
          <text:p text:style-name="P344">AK237808564BR</text:p>
        </text:list-item>
        <text:list-item>
          <text:p text:style-name="P345">AA198012365BR</text:p>
        </text:list-item>
        <text:list-item>
          <text:p text:style-name="P346">AA197077507BR</text:p>
        </text:list-item>
        <text:list-item>
          <text:p text:style-name="P347">AK234192490BR</text:p>
        </text:list-item>
        <text:list-item>
          <text:p text:style-name="P348">AA196654680BR</text:p>
        </text:list-item>
        <text:list-item>
          <text:p text:style-name="P349">AA199285431BR</text:p>
        </text:list-item>
        <text:list-item>
          <text:p text:style-name="P350">AA198014300BR</text:p>
        </text:list-item>
        <text:list-item>
          <text:p text:style-name="P351">AK236063643BR</text:p>
        </text:list-item>
        <text:list-item>
          <text:p text:style-name="P352">AA198019182BR</text:p>
        </text:list-item>
        <text:list-item>
          <text:p text:style-name="P353">AK237488701BR</text:p>
        </text:list-item>
        <text:list-item>
          <text:p text:style-name="P354">AK237062803BR</text:p>
        </text:list-item>
        <text:list-item>
          <text:p text:style-name="P355">AK233599675BR</text:p>
        </text:list-item>
        <text:list-item>
          <text:p text:style-name="P356">AA195992227BR</text:p>
        </text:list-item>
        <text:list-item>
          <text:p text:style-name="P357">AK239919157BR</text:p>
        </text:list-item>
        <text:list-item>
          <text:p text:style-name="P358">AA199730796BR</text:p>
        </text:list-item>
        <text:list-item>
          <text:p text:style-name="P359">AK239717910BR</text:p>
        </text:list-item>
        <text:list-item>
          <text:p text:style-name="P360">AK239457429BR</text:p>
        </text:list-item>
        <text:list-item>
          <text:p text:style-name="P361">AA201102103BR</text:p>
        </text:list-item>
        <text:list-item>
          <text:p text:style-name="P362">AK240031148BR</text:p>
        </text:list-item>
        <text:list-item>
          <text:p text:style-name="P363">AA200152284BR</text:p>
        </text:list-item>
        <text:list-item>
          <text:p text:style-name="P364">AA200309472BR</text:p>
        </text:list-item>
        <text:list-item>
          <text:p text:style-name="P365">AK239080861BR</text:p>
        </text:list-item>
        <text:list-item>
          <text:p text:style-name="P366">AA200350280BR</text:p>
        </text:list-item>
        <text:list-item>
          <text:p text:style-name="P367">AA200346033BR</text:p>
        </text:list-item>
        <text:list-item>
          <text:p text:style-name="P368">AA200687647BR</text:p>
        </text:list-item>
        <text:list-item>
          <text:p text:style-name="P369">AK236401902BR</text:p>
        </text:list-item>
        <text:list-item>
          <text:p text:style-name="P370">AK236347565BR</text:p>
        </text:list-item>
        <text:list-item>
          <text:p text:style-name="P371">AK236428410BR</text:p>
        </text:list-item>
        <text:list-item>
          <text:p text:style-name="P372">AK234961453BR</text:p>
        </text:list-item>
        <text:list-item>
          <text:p text:style-name="P373">AK235634830BR</text:p>
        </text:list-item>
        <text:list-item>
          <text:p text:style-name="P374">AK235720768BR</text:p>
        </text:list-item>
        <text:list-item>
          <text:p text:style-name="P375">AA197517725BR</text:p>
        </text:list-item>
        <text:list-item>
          <text:p text:style-name="P376">AK235490319BR</text:p>
        </text:list-item>
        <text:list-item>
          <text:p text:style-name="P377">AA197025840BR</text:p>
        </text:list-item>
        <text:list-item>
          <text:p text:style-name="P378">AK237758015BR</text:p>
        </text:list-item>
        <text:list-item>
          <text:p text:style-name="P379">AK239936889BR</text:p>
        </text:list-item>
        <text:list-item>
          <text:p text:style-name="P380">AK236024715BR</text:p>
        </text:list-item>
        <text:list-item>
          <text:p text:style-name="P381">AK234797655BR</text:p>
        </text:list-item>
        <text:list-item>
          <text:p text:style-name="P382">AK238163817BR</text:p>
        </text:list-item>
        <text:list-item>
          <text:p text:style-name="P383">AK235732094BR</text:p>
        </text:list-item>
        <text:list-item>
          <text:p text:style-name="P384">AK234608714BR</text:p>
        </text:list-item>
        <text:list-item>
          <text:p text:style-name="P385">AK234808959BR</text:p>
        </text:list-item>
        <text:list-item>
          <text:p text:style-name="P386">AK235795465BR</text:p>
        </text:list-item>
        <text:list-item>
          <text:p text:style-name="P387">AK235951015BR</text:p>
        </text:list-item>
        <text:list-item>
          <text:p text:style-name="P388">AK235812190BR</text:p>
        </text:list-item>
        <text:list-item>
          <text:p text:style-name="P389">AK234679830BR</text:p>
        </text:list-item>
        <text:list-item>
          <text:p text:style-name="P390">AK234524515BR</text:p>
        </text:list-item>
        <text:list-item>
          <text:p text:style-name="P391">AA197736031BR</text:p>
        </text:list-item>
        <text:list-item>
          <text:p text:style-name="P392">AK237705410BR</text:p>
        </text:list-item>
        <text:list-item>
          <text:p text:style-name="P393">AK237717611BR</text:p>
        </text:list-item>
        <text:list-item>
          <text:p text:style-name="P394">AK237720142BR</text:p>
        </text:list-item>
        <text:list-item>
          <text:p text:style-name="P395">AK237755773BR</text:p>
        </text:list-item>
        <text:list-item>
          <text:p text:style-name="P396">AK237695054BR</text:p>
        </text:list-item>
        <text:list-item>
          <text:p text:style-name="P397">AK237940537BR</text:p>
        </text:list-item>
        <text:list-item>
          <text:p text:style-name="P398">AK237396470BR</text:p>
        </text:list-item>
        <text:list-item>
          <text:p text:style-name="P399">AK236478243BR</text:p>
        </text:list-item>
        <text:list-item>
          <text:p text:style-name="P400">AA199007061BR</text:p>
        </text:list-item>
        <text:list-item>
          <text:p text:style-name="P401">AA199016766BR</text:p>
        </text:list-item>
        <text:list-item>
          <text:p text:style-name="P402">AK237510254BR</text:p>
        </text:list-item>
        <text:list-item>
          <text:p text:style-name="P403">AA199077005BR</text:p>
        </text:list-item>
        <text:list-item>
          <text:p text:style-name="P404">AA199111682BR</text:p>
        </text:list-item>
        <text:list-item>
          <text:p text:style-name="P405">AK236488869BR</text:p>
        </text:list-item>
        <text:list-item>
          <text:p text:style-name="P406">AK237052871BR</text:p>
        </text:list-item>
        <text:list-item>
          <text:p text:style-name="P407">AK237448353BR</text:p>
        </text:list-item>
        <text:list-item>
          <text:p text:style-name="P408">AK235968682BR</text:p>
        </text:list-item>
        <text:list-item>
          <text:p text:style-name="P409">AK237631031BR</text:p>
        </text:list-item>
        <text:list-item>
          <text:p text:style-name="P410">AK237583897BR</text:p>
        </text:list-item>
        <text:list-item>
          <text:p text:style-name="P411">AK237633580BR</text:p>
        </text:list-item>
        <text:list-item>
          <text:p text:style-name="P412">AA197839549BR</text:p>
        </text:list-item>
        <text:list-item>
          <text:p text:style-name="P413">AK237928142BR</text:p>
        </text:list-item>
        <text:list-item>
          <text:p text:style-name="P414">AK238154727BR</text:p>
        </text:list-item>
        <text:list-item>
          <text:p text:style-name="P415">AA199225441BR</text:p>
        </text:list-item>
        <text:list-item>
          <text:p text:style-name="P416">AK238160872BR</text:p>
        </text:list-item>
        <text:list-item>
          <text:p text:style-name="P417">AK238071130BR</text:p>
        </text:list-item>
        <text:list-item>
          <text:p text:style-name="P418">AK238014574BR</text:p>
        </text:list-item>
        <text:list-item>
          <text:p text:style-name="P419">AK236641908BR</text:p>
        </text:list-item>
        <text:list-item>
          <text:p text:style-name="P420">AK236667105BR</text:p>
        </text:list-item>
        <text:list-item>
          <text:p text:style-name="P421">AK237916881BR</text:p>
        </text:list-item>
        <text:list-item>
          <text:p text:style-name="P422">AK237609210BR</text:p>
        </text:list-item>
        <text:list-item>
          <text:p text:style-name="P423">AK237627160BR</text:p>
        </text:list-item>
        <text:list-item>
          <text:p text:style-name="P424">AA199115004BR</text:p>
        </text:list-item>
        <text:list-item>
          <text:p text:style-name="P425">AA199152483BR</text:p>
        </text:list-item>
        <text:list-item>
          <text:p text:style-name="P426">AK236356854BR</text:p>
        </text:list-item>
        <text:list-item>
          <text:p text:style-name="P427">AK233950074BR</text:p>
        </text:list-item>
        <text:list-item>
          <text:p text:style-name="P428">AK237619177BR</text:p>
        </text:list-item>
        <text:list-item>
          <text:p text:style-name="P429">AK236125475BR</text:p>
        </text:list-item>
        <text:list-item>
          <text:p text:style-name="P430">AK236210324BR</text:p>
        </text:list-item>
        <text:list-item>
          <text:p text:style-name="P431">AK236230933BR</text:p>
        </text:list-item>
        <text:list-item>
          <text:p text:style-name="P432">AK236315293BR</text:p>
        </text:list-item>
        <text:list-item>
          <text:p text:style-name="P433">AK236330786BR</text:p>
        </text:list-item>
        <text:list-item>
          <text:p text:style-name="P434">AK236338983BR</text:p>
        </text:list-item>
        <text:list-item>
          <text:p text:style-name="P435">AK236619856BR</text:p>
        </text:list-item>
        <text:list-item>
          <text:p text:style-name="P436">AA199184778BR</text:p>
        </text:list-item>
        <text:list-item>
          <text:p text:style-name="P437">AA199257890BR</text:p>
        </text:list-item>
        <text:list-item>
          <text:p text:style-name="P438">AK236048513BR</text:p>
        </text:list-item>
        <text:list-item>
          <text:p text:style-name="P439">AK237297888BR</text:p>
        </text:list-item>
        <text:list-item>
          <text:p text:style-name="P440">AK236612084BR</text:p>
        </text:list-item>
        <text:list-item>
          <text:p text:style-name="P441">AA198228849BR</text:p>
        </text:list-item>
        <text:list-item>
          <text:p text:style-name="P442">AA198847294BR</text:p>
        </text:list-item>
        <text:list-item>
          <text:p text:style-name="P443">AK236563105BR</text:p>
        </text:list-item>
        <text:list-item>
          <text:p text:style-name="P444">AK237088142BR</text:p>
        </text:list-item>
        <text:list-item>
          <text:p text:style-name="P445">AA199398036BR</text:p>
        </text:list-item>
        <text:list-item>
          <text:p text:style-name="P446">AA198190105BR</text:p>
        </text:list-item>
        <text:list-item>
          <text:p text:style-name="P447">AA201252235BR</text:p>
        </text:list-item>
        <text:list-item>
          <text:p text:style-name="P448">AA200016451BR</text:p>
        </text:list-item>
        <text:list-item>
          <text:p text:style-name="P449">AA197887133BR</text:p>
        </text:list-item>
        <text:list-item>
          <text:p text:style-name="P450">AA198964168BR</text:p>
        </text:list-item>
        <text:list-item>
          <text:p text:style-name="P451">AA199101597BR</text:p>
        </text:list-item>
        <text:list-item>
          <text:p text:style-name="P452">AK238154917BR</text:p>
        </text:list-item>
        <text:list-item>
          <text:p text:style-name="P453">AA199120826BR</text:p>
        </text:list-item>
        <text:list-item>
          <text:p text:style-name="P454">AA198076009BR</text:p>
        </text:list-item>
        <text:list-item>
          <text:p text:style-name="P455">AA197964626BR</text:p>
        </text:list-item>
        <text:list-item>
          <text:p text:style-name="P456">AA198075771BR</text:p>
        </text:list-item>
        <text:list-item>
          <text:p text:style-name="P457">AK236424188BR</text:p>
        </text:list-item>
        <text:list-item>
          <text:p text:style-name="P458">AK237848135BR</text:p>
        </text:list-item>
        <text:list-item>
          <text:p text:style-name="P459">AK237730025BR</text:p>
        </text:list-item>
        <text:list-item>
          <text:p text:style-name="P460">AA197956956BR</text:p>
        </text:list-item>
        <text:list-item>
          <text:p text:style-name="P461">AA198105270BR</text:p>
        </text:list-item>
        <text:list-item>
          <text:p text:style-name="P462">AK237988631BR</text:p>
        </text:list-item>
        <text:list-item>
          <text:p text:style-name="P463">AK237307934BR</text:p>
        </text:list-item>
        <text:list-item>
          <text:p text:style-name="P464">AK236511103BR</text:p>
        </text:list-item>
        <text:list-item>
          <text:p text:style-name="P465">AK237873506BR</text:p>
        </text:list-item>
        <text:list-item>
          <text:p text:style-name="P466">AK236250646BR</text:p>
        </text:list-item>
        <text:list-item>
          <text:p text:style-name="P467">AA197546001BR</text:p>
        </text:list-item>
        <text:list-item>
          <text:p text:style-name="P468">AK234823205BR</text:p>
        </text:list-item>
        <text:list-item>
          <text:p text:style-name="P469">AK237848943BR</text:p>
        </text:list-item>
        <text:list-item>
          <text:p text:style-name="P470">AK237559650BR</text:p>
        </text:list-item>
        <text:list-item>
          <text:p text:style-name="P471">AA199660256BR</text:p>
        </text:list-item>
        <text:list-item>
          <text:p text:style-name="P472">AA199338633BR</text:p>
        </text:list-item>
        <text:list-item>
          <text:p text:style-name="P473">AK238062314BR</text:p>
        </text:list-item>
        <text:list-item>
          <text:p text:style-name="P474">AK237891031BR</text:p>
        </text:list-item>
        <text:list-item>
          <text:p text:style-name="P475">AK239095968BR</text:p>
        </text:list-item>
        <text:list-item>
          <text:p text:style-name="P476">AK240045615BR</text:p>
        </text:list-item>
        <text:list-item>
          <text:p text:style-name="P477">AK239843952BR</text:p>
        </text:list-item>
        <text:list-item>
          <text:p text:style-name="P478">AK237801963BR</text:p>
        </text:list-item>
        <text:list-item>
          <text:p text:style-name="P479">AK237768255BR</text:p>
        </text:list-item>
        <text:list-item>
          <text:p text:style-name="P480">AK237824010BR</text:p>
        </text:list-item>
        <text:list-item>
          <text:p text:style-name="P481">AK237780177BR</text:p>
        </text:list-item>
        <text:list-item>
          <text:p text:style-name="P482">AA198183762BR</text:p>
        </text:list-item>
        <text:list-item>
          <text:p text:style-name="P483">AA199308177BR</text:p>
        </text:list-item>
        <text:list-item>
          <text:p text:style-name="P484">AK237872655BR</text:p>
        </text:list-item>
        <text:list-item>
          <text:p text:style-name="P485">AA198304868BR</text:p>
        </text:list-item>
        <text:list-item>
          <text:p text:style-name="P486">AK235498119BR</text:p>
        </text:list-item>
        <text:list-item>
          <text:p text:style-name="P487">AA198095135BR</text:p>
        </text:list-item>
        <text:list-item>
          <text:p text:style-name="P488">AA196449374BR</text:p>
        </text:list-item>
        <text:list-item>
          <text:p text:style-name="P489">AK237884804BR</text:p>
        </text:list-item>
        <text:list-item>
          <text:p text:style-name="P490">AA199193770BR</text:p>
        </text:list-item>
        <text:list-item>
          <text:p text:style-name="P491">AK236674530BR</text:p>
        </text:list-item>
        <text:list-item>
          <text:p text:style-name="P492">AK236412658BR</text:p>
        </text:list-item>
        <text:list-item>
          <text:p text:style-name="P493">AK235900929BR</text:p>
        </text:list-item>
        <text:list-item>
          <text:p text:style-name="P494">AA198101180BR</text:p>
        </text:list-item>
        <text:list-item>
          <text:p text:style-name="P495">AK235314265BR</text:p>
        </text:list-item>
        <text:list-item>
          <text:p text:style-name="P496">AK236340125BR</text:p>
        </text:list-item>
        <text:list-item>
          <text:p text:style-name="P497">AA197707211BR</text:p>
        </text:list-item>
        <text:list-item>
          <text:p text:style-name="P498">AA197758200BR</text:p>
        </text:list-item>
        <text:list-item>
          <text:p text:style-name="P499">AK237639605BR</text:p>
        </text:list-item>
        <text:list-item>
          <text:p text:style-name="P500">AK234915975BR</text:p>
        </text:list-item>
        <text:list-item>
          <text:p text:style-name="P501">AA196353092BR</text:p>
        </text:list-item>
        <text:list-item>
          <text:p text:style-name="P502">AK235772646BR</text:p>
        </text:list-item>
        <text:list-item>
          <text:p text:style-name="P503">AK235731451BR</text:p>
        </text:list-item>
        <text:list-item>
          <text:p text:style-name="P504">AK237672005BR</text:p>
        </text:list-item>
        <text:list-item>
          <text:p text:style-name="P505">AA197732131BR</text:p>
        </text:list-item>
        <text:list-item>
          <text:p text:style-name="P506">AK235911277BR</text:p>
        </text:list-item>
        <text:list-item>
          <text:p text:style-name="P507">AK237910331BR</text:p>
        </text:list-item>
        <text:list-item>
          <text:p text:style-name="P508">AK237389071BR</text:p>
        </text:list-item>
        <text:list-item>
          <text:p text:style-name="P509">AK237143127BR</text:p>
        </text:list-item>
        <text:list-item>
          <text:p text:style-name="P510">AK237104622BR</text:p>
        </text:list-item>
        <text:list-item>
          <text:p text:style-name="P511">AK237451247BR</text:p>
        </text:list-item>
        <text:list-item>
          <text:p text:style-name="P512">AK237396801BR</text:p>
        </text:list-item>
        <text:list-item>
          <text:p text:style-name="P513">AA198023142BR</text:p>
        </text:list-item>
        <text:list-item>
          <text:p text:style-name="P514">AK237543601BR</text:p>
        </text:list-item>
        <text:list-item>
          <text:p text:style-name="P515">AK236128335BR</text:p>
        </text:list-item>
        <text:list-item>
          <text:p text:style-name="P516">AK234759351BR</text:p>
        </text:list-item>
        <text:list-item>
          <text:p text:style-name="P517">AA197077215BR</text:p>
        </text:list-item>
        <text:list-item>
          <text:p text:style-name="P518">AK236488285BR</text:p>
        </text:list-item>
        <text:list-item>
          <text:p text:style-name="P519">AK236666391BR</text:p>
        </text:list-item>
        <text:list-item>
          <text:p text:style-name="P520">AK236089190BR</text:p>
        </text:list-item>
        <text:list-item>
          <text:p text:style-name="P521">AA196506329BR</text:p>
        </text:list-item>
        <text:list-item>
          <text:p text:style-name="P522">AA198174655BR</text:p>
        </text:list-item>
        <text:list-item>
          <text:p text:style-name="P523">AK236504898BR</text:p>
        </text:list-item>
        <text:list-item>
          <text:p text:style-name="P524">AA196682059BR</text:p>
        </text:list-item>
        <text:list-item>
          <text:p text:style-name="P525">AK234674280BR</text:p>
        </text:list-item>
        <text:list-item>
          <text:p text:style-name="P526">AK236500600BR</text:p>
        </text:list-item>
        <text:list-item>
          <text:p text:style-name="P527">AK237649029BR</text:p>
        </text:list-item>
        <text:list-item>
          <text:p text:style-name="P528">AA196498724BR</text:p>
        </text:list-item>
        <text:list-item>
          <text:p text:style-name="P529">AK234433893BR</text:p>
        </text:list-item>
        <text:list-item>
          <text:p text:style-name="P530">AA196574624BR</text:p>
        </text:list-item>
        <text:list-item>
          <text:p text:style-name="P531">AK235753307BR</text:p>
        </text:list-item>
        <text:list-item>
          <text:p text:style-name="P532">AK235668714BR</text:p>
        </text:list-item>
        <text:list-item>
          <text:p text:style-name="P533">AK235634928BR</text:p>
        </text:list-item>
        <text:list-item>
          <text:p text:style-name="P534">AK235517215BR</text:p>
        </text:list-item>
        <text:list-item>
          <text:p text:style-name="P535">AK235677150BR</text:p>
        </text:list-item>
        <text:list-item>
          <text:p text:style-name="P536">AK237692415BR</text:p>
        </text:list-item>
        <text:list-item>
          <text:p text:style-name="P537">AA199146868BR</text:p>
        </text:list-item>
        <text:list-item>
          <text:p text:style-name="P538">AK237657325BR</text:p>
        </text:list-item>
        <text:list-item>
          <text:p text:style-name="P539">AK236519950BR</text:p>
        </text:list-item>
        <text:list-item>
          <text:p text:style-name="P540">AK237029918BR</text:p>
        </text:list-item>
        <text:list-item>
          <text:p text:style-name="P541">AK234997625BR</text:p>
        </text:list-item>
        <text:list-item>
          <text:p text:style-name="P542">AK233643958BR</text:p>
        </text:list-item>
        <text:list-item>
          <text:p text:style-name="P543">AA196941005BR</text:p>
        </text:list-item>
        <text:list-item>
          <text:p text:style-name="P544">AK236581197BR</text:p>
        </text:list-item>
        <text:list-item>
          <text:p text:style-name="P545">AA198768340BR</text:p>
        </text:list-item>
        <text:list-item>
          <text:p text:style-name="P546">AK237261526BR</text:p>
        </text:list-item>
        <text:list-item>
          <text:p text:style-name="P547">AK237312885BR</text:p>
        </text:list-item>
        <text:list-item>
          <text:p text:style-name="P548">AK235313693BR</text:p>
        </text:list-item>
        <text:list-item>
          <text:p text:style-name="P549">AK234670518BR</text:p>
        </text:list-item>
        <text:list-item>
          <text:p text:style-name="P550">AA200669025BR</text:p>
        </text:list-item>
        <text:list-item>
          <text:p text:style-name="P551">AA198016265BR</text:p>
        </text:list-item>
        <text:list-item>
          <text:p text:style-name="P552">AA197978055BR</text:p>
        </text:list-item>
        <text:list-item>
          <text:p text:style-name="P553">AK236437442BR</text:p>
        </text:list-item>
        <text:list-item>
          <text:p text:style-name="P554">AK237540790BR</text:p>
        </text:list-item>
        <text:list-item>
          <text:p text:style-name="P555">AK237000675BR</text:p>
        </text:list-item>
        <text:list-item>
          <text:p text:style-name="P556">AK237199072BR</text:p>
        </text:list-item>
        <text:list-item>
          <text:p text:style-name="P557">AK237450184BR</text:p>
        </text:list-item>
        <text:list-item>
          <text:p text:style-name="P558">AK237281959BR</text:p>
        </text:list-item>
        <text:list-item>
          <text:p text:style-name="P559">AK237166295BR</text:p>
        </text:list-item>
        <text:list-item>
          <text:p text:style-name="P560">AK237280366BR</text:p>
        </text:list-item>
        <text:list-item>
          <text:p text:style-name="P561">AK237179872BR</text:p>
        </text:list-item>
        <text:list-item>
          <text:p text:style-name="P562">AA198001045BR</text:p>
        </text:list-item>
        <text:list-item>
          <text:p text:style-name="P563">AA198011759BR</text:p>
        </text:list-item>
        <text:list-item>
          <text:p text:style-name="P564">AK237537654BR</text:p>
        </text:list-item>
        <text:list-item>
          <text:p text:style-name="P565">AK236328385BR</text:p>
        </text:list-item>
        <text:list-item>
          <text:p text:style-name="P566">AK236134203BR</text:p>
        </text:list-item>
        <text:list-item>
          <text:p text:style-name="P567">AK237204254BR</text:p>
        </text:list-item>
        <text:list-item>
          <text:p text:style-name="P568">AK237513352BR</text:p>
        </text:list-item>
        <text:list-item>
          <text:p text:style-name="P569"><text:span text:style-name="T570">AK236624771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2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35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31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2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2T19:02:00Z</meta:creation-date>
    <dc:date>2024-07-22T19:0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81" meta:character-count="3717" meta:row-count="26" meta:non-whitespace-character-count="3143"/>
  </office:meta>
</office:document-meta>
</file>